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9-02" calcext:value-type="date">
            <text:p>02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4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59:32.157349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8:59:32.159356400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17">00/00/0000</text:date><text:s/>- <text:time style:data-style-name="N2" text:time-value="08:59:32.1647672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09-17T09:00:14.585607200</dc:date>
    <meta:print-date>2020-10-05T15:55:44.962000000</meta:print-date>
    <dc:language>pt-PT</dc:language>
    <meta:editing-cycles>667</meta:editing-cycles>
    <meta:editing-duration>PT9H24M24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